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08B0000002293610FE551CAE71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5.48mm"/>
    </style:style>
    <style:style style:name="co2" style:family="table-column">
      <style:table-column-properties fo:break-before="auto" style:column-width="22.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64.95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9.4mm"/>
    </style:style>
    <style:style style:name="co11" style:family="table-column">
      <style:table-column-properties fo:break-before="auto" style:column-width="197.4mm"/>
    </style:style>
    <style:style style:name="co12" style:family="table-column">
      <style:table-column-properties fo:break-before="auto" style:column-width="29.12mm"/>
    </style:style>
    <style:style style:name="co13" style:family="table-column">
      <style:table-column-properties fo:break-before="auto" style:column-width="205.76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Eduard">
      <style:table-properties table:display="true" style:writing-mode="lr-tb"/>
    </style:style>
    <style:style style:name="ta3" style:family="table" style:master-page-name="PageStyle_5f_Faberson">
      <style:table-properties table:display="true" style:writing-mode="lr-tb"/>
    </style:style>
    <style:style style:name="ta4" style:family="table" style:master-page-name="PageStyle_5f_Felipe">
      <style:table-properties table:display="true" style:writing-mode="lr-tb"/>
    </style:style>
    <style:style style:name="ta5" style:family="table" style:master-page-name="PageStyle_5f_Marcel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40">
      <style:table-cell-properties style:rotation-align="non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vertical-align="top" draw:auto-grow-height="false" draw:fit-to-size="false" style:shrink-to-fit="false" fo:min-height="5.83mm" fo:min-width="15.24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Relatório Detalhado de Atividades</text:p>
            <draw:frame draw:z-index="4" draw:name="Imagem 10" draw:style-name="gr1" draw:text-style-name="P1" svg:width="36.75mm" svg:height="8.96mm" svg:x="0mm" svg:y="1.85mm">
              <draw:image xlink:href="Pictures/100000000000008B0000002293610FE551CAE712.jpg" xlink:type="simple" xlink:show="embed" xlink:actuate="onLoad" loext:mime-type="image/jpeg">
                <text:p/>
              </draw:image>
            </draw:frame>
          </table:table-cell>
          <table:covered-table-cell table:style-name="ce1"/>
          <table:table-cell>
            <draw:frame draw:z-index="5" draw:name="Gráfico 1" draw:style-name="gr2" draw:text-style-name="P1" svg:width="135.58mm" svg:height="74.31mm" svg:x="1.85mm" svg:y="0mm">
              <draw:object draw:notify-on-update-of-ranges="Plan1.A4:Plan1.A7 Plan1.B3:Plan1.B3 Plan1.B4:Plan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covered-table-cell table:number-columns-repeated="2" table:style-name="ce1"/>
          <table:table-cell table:number-columns-repeated="62"/>
        </table:table-row>
        <table:table-row table:style-name="ro1">
          <table:table-cell table:style-name="ce2" office:value-type="string" calcext:value-type="string">
            <text:p>Colaboradores</text:p>
          </table:table-cell>
          <table:table-cell table:style-name="ce6" office:value-type="string" calcext:value-type="string">
            <text:p>Hora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duard</text:p>
            <draw:a xlink:type="simple" xlink:href="file:///Users/usuario/Desktop/RelatorioDetalhadodeAtividades.xlsx#Eduard!A1">
              <draw:custom-shape draw:z-index="0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Eduard.$C$3]" office:value-type="time" office:time-value="PT10H00M00S" calcext:value-type="time">
            <text:p>10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aberson</text:p>
            <draw:a xlink:type="simple" xlink:href="file:///Users/usuario/Desktop/RelatorioDetalhadodeAtividades.xlsx#Faberson!A1">
              <draw:custom-shape draw:z-index="3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aberson.$C$5]" office:value-type="time" office:time-value="PT14H00M00S" calcext:value-type="time">
            <text:p>14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elipe</text:p>
            <draw:a xlink:type="simple" xlink:href="file:///Users/usuario/Desktop/RelatorioDetalhadodeAtividades.xlsx#Felipe!A1">
              <draw:custom-shape draw:z-index="1" draw:name="CustomShape 1" draw:style-name="gr3" draw:text-style-name="P3" svg:width="21.14mm" svg:height="9.23mm" svg:x="40.22mm" svg:y="0.86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elipe.$C$13]" office:value-type="time" office:time-value="PT40H45M00S" calcext:value-type="time">
            <text:p>40:45: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arcelo</text:p>
            <draw:a xlink:type="simple" xlink:href="file:///Users/usuario/Desktop/RelatorioDetalhadodeAtividades.xlsx#Marcelo!A1">
              <draw:custom-shape draw:z-index="2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8" table:formula="of:=[$Marcelo.$C$59]" office:value-type="time" office:time-value="PT215H00M00S" calcext:value-type="time">
            <text:p>215:00:00</text:p>
          </table:table-cell>
          <table:table-cell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duard" table:style-name="ta2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61" table:default-cell-style-name="Default"/>
        <table:table-row table:style-name="ro1">
          <table:table-cell table:style-name="ce29" office:value-type="string" calcext:value-type="string">
            <text:p>Atividade</text:p>
          </table:table-cell>
          <table:table-cell table:style-name="ce29" office:value-type="string" calcext:value-type="string">
            <text:p>Relato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Diagramas de Estados Caso de Uso 2</text:p>
          </table:table-cell>
          <table:table-cell table:style-name="ce13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1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Total de Horas</text:p>
          </table:table-cell>
          <table:table-cell table:style-name="ce14"/>
          <table:table-cell table:style-name="ce15" table:formula="of:=SUM([$Eduard.$C$2])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 table:number-rows-repeated="5">
          <table:table-cell table:number-columns-repeated="2"/>
          <table:table-cell table:style-name="ce16"/>
          <table:table-cell table:number-columns-repeated="61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berson" table:style-name="ta3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61" table:default-cell-style-name="Default"/>
        <table:table-row table:style-name="ro4">
          <table:table-cell table:style-name="ce29" office:value-type="string" calcext:value-type="string">
            <text:p>Atividade</text:p>
          </table:table-cell>
          <table:table-cell table:style-name="ce29" office:value-type="string" calcext:value-type="string">
            <text:p>Relato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11" office:value-type="string" calcext:value-type="string">
            <text:p>Diagramas de Estados Caso de Uso 2</text:p>
          </table:table-cell>
          <table:table-cell table:style-name="ce13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1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14"/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7"/>
          <table:table-cell table:style-name="ce18"/>
          <table:table-cell table:style-name="ce19"/>
          <table:table-cell table:number-columns-repeated="61"/>
        </table:table-row>
        <table:table-row table:style-name="ro4">
          <table:table-cell table:style-name="ce17" office:value-type="string" calcext:value-type="string">
            <text:p>Total de Horas</text:p>
          </table:table-cell>
          <table:table-cell table:style-name="ce18"/>
          <table:table-cell table:style-name="ce19" table:formula="of:=SUM([$Faberson.$C$2:.$C$4])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lipe" table:style-name="ta4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61" table:default-cell-style-name="Default"/>
        <table:table-row table:style-name="ro4">
          <table:table-cell table:style-name="ce29" office:value-type="string" calcext:value-type="string">
            <text:p>Atividade</text:p>
          </table:table-cell>
          <table:table-cell table:style-name="ce29" office:value-type="string" calcext:value-type="string">
            <text:p>Relató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11" office:value-type="string" calcext:value-type="string">
            <text:p>Especificação dos 5 casos de uso</text:p>
          </table:table-cell>
          <table:table-cell table:style-name="ce13" office:value-type="string" calcext:value-type="string">
            <text:p>Especificações dos casos de uso, conforme reunião do dia 30/09</text:p>
          </table:table-cell>
          <table:table-cell table:style-name="ce16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lano de Projeto</text:p>
          </table:table-cell>
          <table:table-cell table:style-name="ce14" office:value-type="string" calcext:value-type="string">
            <text:p>Conforme discussão em sala de aula no dia 27/09 e reunião da equipe no dia 30/09</text:p>
          </table:table-cell>
          <table:table-cell table:style-name="ce16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Documento de Requisitos</text:p>
          </table:table-cell>
          <table:table-cell table:style-name="ce14" office:value-type="string" calcext:value-type="string">
            <text:p>Dia 07/10 dado inicio ao documento, realizado introdução, descrição geral e 3 requisitos funcionais</text:p>
          </table:table-cell>
          <table:table-cell table:style-name="ce16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Análise e correção cotação de materiais</text:p>
          </table:table-cell>
          <table:table-cell table:style-name="ce14" office:value-type="string" calcext:value-type="string">
            <text:p>Cotação realizada por Faberson, foi realizada conferência e pequenas alterações</text:p>
          </table:table-cell>
          <table:table-cell table:style-name="ce16" office:value-type="time" office:time-value="PT00H45M00S" calcext:value-type="time">
            <text:p>00:45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Documento de Requisitos</text:p>
          </table:table-cell>
          <table:table-cell table:style-name="ce14" office:value-type="string" calcext:value-type="string">
            <text:p>Dia 08/10 finalização do documento, termino dos requisitos funcionais e não funcionais e sumário </text:p>
          </table:table-cell>
          <table:table-cell table:style-name="ce16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Ajustes finais para a 2° entrega</text:p>
          </table:table-cell>
          <table:table-cell table:style-name="ce14" office:value-type="string" calcext:value-type="string">
            <text:p>Ajustes finais nos documentos para 2° entrega</text:p>
          </table:table-cell>
          <table:table-cell table:style-name="ce16" office:value-type="time" office:time-value="PT00H30M00S" calcext:value-type="time">
            <text:p>00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Inicio da programação do esp32 com a leitura do RFID + motor de passo </text:p>
          </table:table-cell>
          <table:table-cell table:style-name="ce16" office:value-type="time" office:time-value="PT03H00M00S" calcext:value-type="time">
            <text:p>03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Finalização da programação, pesquisas na internet, montagem do circuito</text:p>
          </table:table-cell>
          <table:table-cell table:style-name="ce16" office:value-type="time" office:time-value="PT04H00M00S" calcext:value-type="time">
            <text:p>04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Reunião na casa do Marcelo</text:p>
          </table:table-cell>
          <table:table-cell table:style-name="ce14" office:value-type="string" calcext:value-type="string">
            <text:p>Montagem de circuitos, soldas, cabos, etc. Discussão sobre a programação do projeto</text:p>
          </table:table-cell>
          <table:table-cell table:style-name="ce16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Inicio da programação de dois motores de passo, um para a janela e outro para a porta</text:p>
          </table:table-cell>
          <table:table-cell table:style-name="ce16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Programação</text:p>
          </table:table-cell>
          <table:table-cell table:style-name="ce14" office:value-type="string" calcext:value-type="string">
            <text:p>Finalização da programação, pesquisas na internet, montagem do circuito</text:p>
          </table:table-cell>
          <table:table-cell table:style-name="ce16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12" office:value-type="string" calcext:value-type="string">
            <text:p>Total de Horas</text:p>
          </table:table-cell>
          <table:table-cell table:style-name="ce14"/>
          <table:table-cell table:style-name="ce20" table:formula="of:=SUM([$Felipe.$C$2:.$C$12])" office:value-type="time" office:time-value="PT40H45M00S" calcext:value-type="time">
            <text:p>40:45:00</text:p>
          </table:table-cell>
          <table:table-cell table:number-columns-repeated="61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celo" table:style-name="ta5">
        <office:forms form:automatic-focus="false" form:apply-design-mode="false"/>
        <table:table-column table:style-name="co10" table:default-cell-style-name="ce5"/>
        <table:table-column table:style-name="co13" table:default-cell-style-name="ce43"/>
        <table:table-column table:style-name="co12" table:default-cell-style-name="ce5"/>
        <table:table-column table:style-name="co8" table:number-columns-repeated="61" table:default-cell-style-name="Default"/>
        <table:table-row table:style-name="ro4">
          <table:table-cell table:style-name="ce29" office:value-type="string" calcext:value-type="string">
            <text:p>Atividade</text:p>
          </table:table-cell>
          <table:table-cell table:style-name="ce40" office:value-type="string" calcext:value-type="string">
            <text:p>Relato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5">
          <table:table-cell table:style-name="ce11" office:value-type="string" calcext:value-type="string">
            <text:p>Diagramas de Estados Caso de Uso 2</text:p>
          </table:table-cell>
          <table:table-cell table:style-name="ce41" office:value-type="string" calcext:value-type="string">
            <text:p>Para implementação da atividade, foi feito uma analise em referências de diagramas de Estados para execução da atividade.</text:p>
          </table:table-cell>
          <table:table-cell table:style-name="ce1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11"/>
          <table:table-cell table:style-name="ce41" office:value-type="string" calcext:value-type="string">
            <text:p>Definição da estrutura do Projeto (28/09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riação de blog, instagram, domínio (28/09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Lançamentos no BLOG (29/09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esquisa das funcionalidades do aplicativo e implementação (29/09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Lançamentos no BLOG (01/10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esquisa sobre as funcionalidades pretendidas (02/10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mpras de itens da 24 de maio (02/10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Separação de materiais comprados, que já possuía e seleção de itens adicionais para comprar (02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mpras adicionais na 24 de maio e na FilipeFlop (03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eparação de jumpers em e alguns outros jumpers (04/10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Lançamentos no BLOG (05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reparação do ambiente (protoboards, etiquetas, jumpers adicionais) ( 06/10)</text:p>
          </table:table-cell>
          <table:table-cell table:style-name="ce1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Testes nos dispositivos e documentação dos ESP-32s (30 e 38 pinos) (06/10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12"/>
          <table:table-cell table:style-name="ce42" office:value-type="string" calcext:value-type="string">
            <text:p>Atualização aplicativos, Inserção de novos itens, tests conversores lógicos e instalação do step-down 3.3v/1A e das linhas de energia de 3v3 (13/10)</text:p>
          </table:table-cell>
          <table:table-cell table:style-name="ce15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organização protoboards, documentação das portas usadas, testes com ambos os esps, fotos (14/10)</text:p>
          </table:table-cell>
          <table:table-cell table:style-name="ce15" office:value-type="time" office:time-value="PT15H00M00S" calcext:value-type="time">
            <text:p>1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Blynk usando dois microrontroladores esp32 – desenho de testes do blynk (16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Blynk usando dois microrontroladores esp32 – operações avançadas (17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nfiguração do roteador do Blynk (17/10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Desenho e configuração da tela de interação oficial do Bluehome no Blynk (17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o código definitivo do processador de automação (18/10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posicionamento dos sensores (18/10)</text:p>
          </table:table-cell>
          <table:table-cell table:style-name="ce1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a conectividade oficial do Blynk (18/10)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ódigo de automação (antes da vinda do Felipe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o código do Alarme e repasse de conhecimento para Felipe montar código motores de passo) (19/10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montagem básica (parcial) do projeto (processadores deram problema) (21/10)</text:p>
          </table:table-cell>
          <table:table-cell table:style-name="ce1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municação Unidirecional (automação-Alarme) usando módulos <text:s/>RF 433Mhz (problemas em módulo) (24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Experimentos para achar a velocidade ideal no RF e filtrar ruído. Precisou VCC Maior no transmissor (24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montagem final do projeto (todas as funcionalidades), já nas portas definidas <text:s/>no doc (25/10) (madrugada)</text:p>
          </table:table-cell>
          <table:table-cell table:style-name="ce15" office:value-type="time" office:time-value="PT05H30M00S" calcext:value-type="time">
            <text:p>05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otina definitiva para tratamento do RFID. 3 códigos previamente configurados (25/10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e funcionalidades de automação e ajuste do cód. <text:s/>alarme para o Felipe continuar (26/10, manhã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e funcionalidades da automação (26/10, até 00:00hs)</text:p>
          </table:table-cell>
          <table:table-cell table:style-name="ce15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o sensor de chuva (27/10, até 02:30hs)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montagem do senor de luminosidade com fios grandes / testes da serial (27/10, at;e 03:00hs)</text:p>
          </table:table-cell>
          <table:table-cell table:style-name="ce1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da montagem da Casinha (Marcelo, Felipe, Newton, Faberson) (28/10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Início oficial da codificação do processador de Alarme, Tentativa de usa outro núcleo para analisar RF (29/10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ódigo para tocar bipes diferentes e instalação de buzzers nos dois processadores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Mudança de RF para NRF24L01. Recodificação, testes e outras atividades nos dois processadores (30/10)</text:p>
          </table:table-cell>
          <table:table-cell table:style-name="ce15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instalação de sensores que tinha sido retirados (pir, chuva) e codificação da rotina oficial deles (31/10)</text:p>
          </table:table-cell>
          <table:table-cell table:style-name="ce1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dos motores de passo usando lib Stepper <text:s/>e parte do código do Felipe (31/10)</text:p>
          </table:table-cell>
          <table:table-cell table:style-name="ce1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adequação no código do motor de passo para usar AccelStepper (move 2 motores ao mesmo tempo) (31/10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em BH-Automação / <text:s/>BH-Alarme – Código postado no GIT (01/11)</text:p>
          </table:table-cell>
          <table:table-cell table:style-name="ce15" office:value-type="time" office:time-value="PT07H00M00S" calcext:value-type="time">
            <text:p>07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 em BH-Automação / <text:s/>BH-Alarme – <text:s/>Funcionalidades melhoradas – Código postado no GIT (02/11)</text:p>
          </table:table-cell>
          <table:table-cell table:style-name="ce15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Codificação/testes em BH-Automação / <text:s/>BH-Alarme – Código postado no GIT (03/11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Recodificação dos motores de passo usando código atualizado do Felipe como base (03/11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Montagem dos motores e demais itens (leds/sensores da casinha) com o Felipe (03/11)</text:p>
          </table:table-cell>
          <table:table-cell table:style-name="ce1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rrumando os cabos (soldando pontas, ajustando tamanho e colando peças) (03/11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rrumando peças decorativas + soldando mais algumas coisas (04/11, madrugada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dicionando Slides de exemplos de código no powerpoint (04/11, almoço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justes na biblioteca do Blynk para “abortar” as funcionalidades se não encontrar internet (04/11)</text:p>
          </table:table-cell>
          <table:table-cell table:style-name="ce1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Testando bem e Ajustando todas as funcionalidades (05/11)</text:p>
          </table:table-cell>
          <table:table-cell table:style-name="ce1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juste final dos códigos. Programação para usar outra wifi (por conta de ser no Lab de Macs) (05/11)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Ajuste final no Powerpoint e divisão dos slides entre os participantes (05/11)</text:p>
          </table:table-cell>
          <table:table-cell table:style-name="ce1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Últimos ajustes da montagem da casinha e algumas filmagens (Marcelo/Felipe) (05/11)</text:p>
          </table:table-cell>
          <table:table-cell table:style-name="ce1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Filmagens e checagem após transporte (06/11, Almoço)</text:p>
          </table:table-cell>
          <table:table-cell table:style-name="ce1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 office:value-type="string" calcext:value-type="string">
            <text:p>Preparação do ambiente no lab de Macs, testes e apresentação</text:p>
          </table:table-cell>
          <table:table-cell table:style-name="ce1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12"/>
          <table:table-cell table:style-name="ce42"/>
          <table:table-cell table:style-name="ce15"/>
          <table:table-cell table:number-columns-repeated="61"/>
        </table:table-row>
        <table:table-row table:style-name="ro4">
          <table:table-cell table:style-name="ce12" office:value-type="string" calcext:value-type="string">
            <text:p>Total de Horas</text:p>
          </table:table-cell>
          <table:table-cell table:style-name="ce42"/>
          <table:table-cell table:style-name="ce15" table:formula="of:=SUM([.C2:.C58])" office:value-type="time" office:time-value="PT215H00M00S" calcext:value-type="time">
            <text:p>215:00:00</text:p>
          </table:table-cell>
          <table:table-cell table:number-columns-repeated="61"/>
        </table:table-row>
        <table:table-row table:style-name="ro2" table:number-rows-repeated="1048450">
          <table:table-cell table:number-columns-repeated="64"/>
        </table:table-row>
        <table:table-row table:style-name="ro6" table:number-rows-repeated="6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  <table:database-ranges>
        <table:database-range table:name="Tabela7" table:target-range-address="Plan1.A3:Plan1.B7" table:orientation="column"/>
        <table:database-range table:name="Tabela8" table:target-range-address="Eduard.A1:Eduard.C3" table:display-filter-buttons="true" table:orientation="column"/>
        <table:database-range table:name="Tabela816" table:target-range-address="Faberson.A1:Faberson.C5" table:display-filter-buttons="true" table:orientation="column"/>
        <table:database-range table:name="Tabela818" table:target-range-address="Felipe.A1:Felipe.C13" table:display-filter-buttons="true" table:orientation="column"/>
        <table:database-range table:name="Tabela819" table:target-range-address="Marcelo.A1:Marcelo.C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3:05:38.4699513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ard" style:display-name="PageStyle_Edu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pe" style:display-name="PageStyle_Fel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erson" style:display-name="PageStyle_Faber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7T12:21:03</meta:creation-date>
    <meta:initial-creator>Eduard</meta:initial-creator>
    <dc:language>pt-BR</dc:language>
    <dc:date>2019-11-08T14:43:23.419798420</dc:date>
    <meta:editing-cycles>11</meta:editing-cycles>
    <meta:editing-duration>PT45M53S</meta:editing-duration>
    <meta:generator>LibreOffice/6.3.2.2$MacOSX_X86_64 LibreOffice_project/98b30e735bda24bc04ab42594c85f7fd8be07b9c</meta:generator>
    <meta:document-statistic meta:table-count="5" meta:cell-count="184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44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559cm" svg:height="7.432cm" xlink:href=".." xlink:type="simple" chart:class="chart:circle" chart:style-name="ch1">
        <chart:title svg:x="6.099cm" svg:y="0.283cm" chart:style-name="ch2">
          <text:p>Horas</text:p>
        </chart:title>
        <chart:legend chart:legend-position="bottom" svg:x="3.257cm" svg:y="6.836cm" style:legend-expansion="wide" chart:style-name="ch3"/>
        <chart:plot-area chart:style-name="ch4" table:cell-range-address="Plan1.A3:Plan1.B7" chart:data-source-has-labels="both" svg:x="0.271cm" svg:y="1.22cm" svg:width="13.017cm" svg:height="5.284cm">
          <chartooo:coordinate-region svg:x="4.802cm" svg:y="1.365cm" svg:width="3.28cm" svg:height="3.28cm"/>
          <chart:axis chart:dimension="x" chart:name="primary-x" chart:style-name="ch5" chartooo:axis-type="text">
            <chart:categories table:cell-range-address="Plan1.A4:Plan1.A7"/>
          </chart:axis>
          <chart:axis chart:dimension="y" chart:name="primary-y" chart:style-name="ch6"/>
          <chart:series chart:style-name="ch7" chart:values-cell-range-address="Plan1.B4:Plan1.B7" chart:label-cell-address="Plan1.B3:Plan1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Plan1.B3:Plan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ard</text:p>
                <draw:g>
                  <svg:desc>Plan1.A4:Plan1.A7</svg:desc>
                </draw:g>
              </table:table-cell>
              <table:table-cell office:value-type="float" office:value="0.416666666666667">
                <text:p>0.416666666666667</text:p>
                <draw:g>
                  <svg:desc>Plan1.B4:Plan1.B7</svg:desc>
                </draw:g>
              </table:table-cell>
            </table:table-row>
            <table:table-row>
              <table:table-cell office:value-type="string">
                <text:p>Faberso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Felipe</text:p>
              </table:table-cell>
              <table:table-cell office:value-type="float" office:value="1.69791666666667">
                <text:p>1.69791666666667</text:p>
              </table:table-cell>
            </table:table-row>
            <table:table-row>
              <table:table-cell office:value-type="string">
                <text:p>Marcelo</text:p>
              </table:table-cell>
              <table:table-cell office:value-type="float" office:value="8.95833333333333">
                <text:p>8.95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